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8667in"/>
    </style:style>
    <style:style style:name="Table1.B" style:family="table-column">
      <style:table-column-properties style:column-width="1.8604in"/>
    </style:style>
    <style:style style:name="Table1.C" style:family="table-column">
      <style:table-column-properties style:column-width="3.966in"/>
    </style:style>
    <style:style style:name="Table1.A1" style:family="table-cell">
      <style:table-cell-properties style:vertical-align="middle" fo:padding="0.0194in" fo:border="none"/>
    </style:style>
    <style:style style:name="P1" style:family="paragraph" style:parent-style-name="Heading_20_1">
      <style:paragraph-properties fo:text-align="center" style:justify-single-word="false"/>
    </style:style>
    <style:style style:name="P2" style:family="paragraph" style:parent-style-name="Heading_20_3">
      <style:text-properties fo:font-size="16pt" fo:font-weight="bold" style:font-size-asian="16pt" style:font-weight-asian="bold" style:font-size-complex="16pt" style:font-weight-complex="bold"/>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5">
      <style:paragraph-properties fo:margin-top="0in" fo:margin-bottom="0in" style:contextual-spacing="false"/>
    </style:style>
    <style:style style:name="P33" style:family="paragraph" style:parent-style-name="Text_20_body" style:list-style-name="L16"/>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7"/>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8"/>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9"/>
    <style:style style:name="P40" style:family="paragraph" style:parent-style-name="Text_20_body" style:list-style-name="L19">
      <style:paragraph-properties fo:margin-top="0in" fo:margin-bottom="0in" style:contextual-spacing="false"/>
    </style:style>
    <style:style style:name="P41" style:family="paragraph" style:parent-style-name="Text_20_body" style:list-style-name="L20"/>
    <style:style style:name="P42" style:family="paragraph" style:parent-style-name="Text_20_body" style:list-style-name="L20">
      <style:paragraph-properties fo:margin-top="0in" fo:margin-bottom="0in" style:contextual-spacing="false"/>
    </style:style>
    <style:style style:name="P43" style:family="paragraph" style:parent-style-name="Text_20_body" style:list-style-name="L21"/>
    <style:style style:name="P44" style:family="paragraph" style:parent-style-name="Text_20_body" style:list-style-name="L21">
      <style:paragraph-properties fo:margin-top="0in" fo:margin-bottom="0in" style:contextual-spacing="false"/>
    </style:style>
    <style:style style:name="P45" style:family="paragraph" style:parent-style-name="Text_20_body" style:list-style-name="L22"/>
    <style:style style:name="P46" style:family="paragraph" style:parent-style-name="Text_20_body" style:list-style-name="L22">
      <style:paragraph-properties fo:margin-top="0in" fo:margin-bottom="0in" style:contextual-spacing="false"/>
    </style:style>
    <style:style style:name="P47" style:family="paragraph" style:parent-style-name="Text_20_body" style:list-style-name="L23"/>
    <style:style style:name="P48" style:family="paragraph" style:parent-style-name="Text_20_body" style:list-style-name="L23">
      <style:paragraph-properties fo:margin-top="0in" fo:margin-bottom="0in" style:contextual-spacing="false"/>
    </style:style>
    <style:style style:name="P49" style:family="paragraph" style:parent-style-name="Text_20_body" style:list-style-name="L24"/>
    <style:style style:name="P50" style:family="paragraph" style:parent-style-name="Text_20_body" style:list-style-name="L24">
      <style:paragraph-properties fo:margin-top="0in" fo:margin-bottom="0in" style:contextual-spacing="false"/>
    </style:style>
    <style:style style:name="P51" style:family="paragraph" style:parent-style-name="Text_20_body" style:list-style-name="L25"/>
    <style:style style:name="P52" style:family="paragraph" style:parent-style-name="Text_20_body" style:list-style-name="L25">
      <style:paragraph-properties fo:margin-top="0in" fo:margin-bottom="0in" style:contextual-spacing="false"/>
    </style:style>
    <style:style style:name="P53" style:family="paragraph" style:parent-style-name="Text_20_body" style:list-style-name="L26"/>
    <style:style style:name="P54" style:family="paragraph" style:parent-style-name="Text_20_body" style:list-style-name="L26">
      <style:paragraph-properties fo:margin-top="0in" fo:margin-bottom="0in" style:contextual-spacing="false"/>
    </style:style>
    <style:style style:name="P55" style:family="paragraph" style:parent-style-name="Text_20_body" style:list-style-name="L27"/>
    <style:style style:name="P56" style:family="paragraph" style:parent-style-name="Text_20_body" style:list-style-name="L27">
      <style:paragraph-properties fo:margin-top="0in" fo:margin-bottom="0in" style:contextual-spacing="false"/>
    </style:style>
    <style:style style:name="P57" style:family="paragraph" style:parent-style-name="Text_20_body" style:list-style-name="L28"/>
    <style:style style:name="P58" style:family="paragraph" style:parent-style-name="Text_20_body" style:list-style-name="L28">
      <style:paragraph-properties fo:margin-top="0in" fo:margin-bottom="0in" style:contextual-spacing="false"/>
    </style:style>
    <style:style style:name="P59" style:family="paragraph" style:parent-style-name="Text_20_body" style:list-style-name="L29"/>
    <style:style style:name="P60" style:family="paragraph" style:parent-style-name="Text_20_body" style:list-style-name="L29">
      <style:paragraph-properties fo:margin-top="0in" fo:margin-bottom="0in" style:contextual-spacing="false"/>
    </style:style>
    <style:style style:name="P61" style:family="paragraph" style:parent-style-name="Text_20_body" style:list-style-name="L30"/>
    <style:style style:name="P62" style:family="paragraph" style:parent-style-name="Text_20_body" style:list-style-name="L30">
      <style:paragraph-properties fo:margin-top="0in" fo:margin-bottom="0in" style:contextual-spacing="false"/>
    </style:style>
    <style:style style:name="P63" style:family="paragraph" style:parent-style-name="Text_20_body" style:list-style-name="L31"/>
    <style:style style:name="P64" style:family="paragraph" style:parent-style-name="Text_20_body" style:list-style-name="L31">
      <style:paragraph-properties fo:margin-top="0in" fo:margin-bottom="0in" style:contextual-spacing="false"/>
    </style:style>
    <style:style style:name="P65" style:family="paragraph" style:parent-style-name="Text_20_body" style:list-style-name="L32"/>
    <style:style style:name="P66" style:family="paragraph" style:parent-style-name="Text_20_body" style:list-style-name="L32">
      <style:paragraph-properties fo:margin-top="0in" fo:margin-bottom="0in" style:contextual-spacing="false"/>
    </style:style>
    <style:style style:name="P67" style:family="paragraph" style:parent-style-name="Text_20_body" style:list-style-name="L33"/>
    <style:style style:name="P68" style:family="paragraph" style:parent-style-name="Text_20_body" style:list-style-name="L33">
      <style:paragraph-properties fo:margin-top="0in" fo:margin-bottom="0in" style:contextual-spacing="false"/>
    </style:style>
    <style:style style:name="P69" style:family="paragraph" style:parent-style-name="Text_20_body" style:list-style-name="L34"/>
    <style:style style:name="P70" style:family="paragraph" style:parent-style-name="Text_20_body" style:list-style-name="L34">
      <style:paragraph-properties fo:margin-top="0in" fo:margin-bottom="0in" style:contextual-spacing="false"/>
    </style:style>
    <style:style style:name="P71" style:family="paragraph" style:parent-style-name="Text_20_body" style:list-style-name="List_20_1"/>
    <style:style style:name="P72"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bold" officeooo:rsid="00050b76" style:font-weight-asian="bold" style:font-weight-complex="bold"/>
    </style:style>
    <style:style style:name="T3"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heck Box 1" form:control-implementation="ooo:com.sun.star.form.component.CheckBox" xml:id="control1" form:id="control1"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 form:id="control2"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3" form:id="control3"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 form:control-implementation="ooo:com.sun.star.form.component.CheckBox" xml:id="control4" form:id="control4"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 form:control-implementation="ooo:com.sun.star.form.component.CheckBox" xml:id="control5" form:id="control5"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 form:control-implementation="ooo:com.sun.star.form.component.CheckBox" xml:id="control6" form:id="control6"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 form:control-implementation="ooo:com.sun.star.form.component.CheckBox" xml:id="control7" form:id="control7"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 form:control-implementation="ooo:com.sun.star.form.component.CheckBox" xml:id="control8" form:id="control8"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 form:control-implementation="ooo:com.sun.star.form.component.CheckBox" xml:id="control9" form:id="control9"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 form:control-implementation="ooo:com.sun.star.form.component.CheckBox" xml:id="control10" form:id="control10"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 form:control-implementation="ooo:com.sun.star.form.component.CheckBox" xml:id="control11" form:id="control11"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 form:control-implementation="ooo:com.sun.star.form.component.CheckBox" xml:id="control12" form:id="control12"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 form:control-implementation="ooo:com.sun.star.form.component.CheckBox" xml:id="control13" form:id="control13"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4" form:control-implementation="ooo:com.sun.star.form.component.CheckBox" xml:id="control14" form:id="control14"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5" form:control-implementation="ooo:com.sun.star.form.component.CheckBox" xml:id="control15" form:id="control15"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6" form:control-implementation="ooo:com.sun.star.form.component.CheckBox" xml:id="control16" form:id="control16"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17" form:id="control17"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18" form:id="control18"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9" form:id="control19"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0" form:control-implementation="ooo:com.sun.star.form.component.CheckBox" xml:id="control20" form:id="control20"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21" form:id="control21"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22" form:id="control22"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23" form:id="control23"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24" form:id="control24"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5" form:control-implementation="ooo:com.sun.star.form.component.CheckBox" xml:id="control25" form:id="control25"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26" form:id="control26"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27" form:id="control27"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28" form:id="control28"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9" form:control-implementation="ooo:com.sun.star.form.component.CheckBox" xml:id="control29" form:id="control29"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30" form:id="control30"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31" form:id="control31"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32" form:id="control32"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3" form:control-implementation="ooo:com.sun.star.form.component.CheckBox" xml:id="control33" form:id="control33"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34" form:id="control34"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35" form:id="control35"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36" form:id="control36"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7" form:control-implementation="ooo:com.sun.star.form.component.CheckBox" xml:id="control37" form:id="control37"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38" form:id="control38"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39" form:id="control39"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40" form:id="control40"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1" form:control-implementation="ooo:com.sun.star.form.component.CheckBox" xml:id="control41" form:id="control41"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42" form:id="control42"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43" form:id="control43"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44" form:id="control44"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5" form:control-implementation="ooo:com.sun.star.form.component.CheckBox" xml:id="control45" form:id="control45"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46" form:id="control46"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47" form:id="control47"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48" form:id="control48"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9" form:control-implementation="ooo:com.sun.star.form.component.CheckBox" xml:id="control49" form:id="control49"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50" form:id="control50"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munity Ethics Audit Toolkit</text:h>
      <text:p text:style-name="Text_20_body">A simple checklist and process for communities to review projects against MOS core principles, enabling grassroots evaluation of proposals, policies, and activities to ensure they align with rights-based governance and serve the flourishing of all beings.</text:p>
      <text:h text:style-name="Heading_20_2" text:outline-level="2">Toolkit Overview</text:h>
      <text:p text:style-name="Text_20_body"><text:span text:style-name="Strong_20_Emphasis">Purpose</text:span>: Empower communities to evaluate ethical dimensions of local decisions and projects <text:span text:style-name="Strong_20_Emphasis">Format</text:span>: 10-question assessment with scoring guide and action recommendations <text:span text:style-name="Strong_20_Emphasis">Duration</text:span>: 2-4 hours for community workshop, 30 minutes for individual assessment <text:span text:style-name="Strong_20_Emphasis">Outcome</text:span>: Clear recommendations for project approval, modification, or rejection</text:p>
      <text:h text:style-name="Heading_20_2" text:outline-level="2">The Community Ethics Audit Process</text:h>
      <text:h text:style-name="Heading_20_3" text:outline-level="3">Phase 1: Preparation (30 minutes)</text:h>
      <text:p text:style-name="Text_20_body"><text:span text:style-name="Strong_20_Emphasis">Step 1: Gather Assessment Team</text:span> Recommended composition for balanced perspective:</text:p>
      <text:list xml:id="list3851918220" text:style-name="L1">
        <text:list-item>
          <text:p text:style-name="P4"><text:span text:style-name="Strong_20_Emphasis">Community Elder/Leader</text:span> (Traditional wisdom and long-term perspective) </text:p>
        </text:list-item>
        <text:list-item>
          <text:p text:style-name="P4"><text:span text:style-name="Strong_20_Emphasis">Youth Representative</text:span> (Future generations voice and contemporary concerns) </text:p>
        </text:list-item>
        <text:list-item>
          <text:p text:style-name="P4"><text:span text:style-name="Strong_20_Emphasis">Technical Expert</text:span> (Project-specific knowledge and implementation experience) </text:p>
        </text:list-item>
        <text:list-item>
          <text:p text:style-name="P4"><text:span text:style-name="Strong_20_Emphasis">Cultural Keeper</text:span> (Indigenous knowledge and spiritual considerations) </text:p>
        </text:list-item>
        <text:list-item>
          <text:p text:style-name="P3"><text:span text:style-name="Strong_20_Emphasis">Community Member</text:span> (Grassroots perspective and lived experience) </text:p>
        </text:list-item>
      </text:list>
      <text:p text:style-name="Text_20_body"><text:span text:style-name="Strong_20_Emphasis">Step 2: Project Documentation Review</text:span></text:p>
      <text:list xml:id="list1629103455" text:style-name="L2">
        <text:list-item>
          <text:p text:style-name="P6">Collect all available project proposals, environmental impact assessments, and community consultation records </text:p>
        </text:list-item>
        <text:list-item>
          <text:p text:style-name="P6">Identify key stakeholders and affected parties </text:p>
        </text:list-item>
        <text:list-item>
          <text:p text:style-name="P6">Map project timeline and decision points </text:p>
        </text:list-item>
        <text:list-item>
          <text:p text:style-name="P5">Prepare materials for community access and understanding </text:p>
        </text:list-item>
      </text:list>
      <text:p text:style-name="Text_20_body"><text:span text:style-name="Strong_20_Emphasis">Step 3: Community Context Setting</text:span></text:p>
      <text:list xml:id="list1723141706" text:style-name="L3">
        <text:list-item>
          <text:p text:style-name="P8">Acknowledge traditional territory and Indigenous authority </text:p>
        </text:list-item>
        <text:list-item>
          <text:p text:style-name="P8">Review community values and priorities </text:p>
        </text:list-item>
        <text:list-item>
          <text:p text:style-name="P8">Identify any previous community decisions relevant to current project </text:p>
        </text:list-item>
        <text:list-item>
          <text:p text:style-name="P7">Establish ground rules for respectful dialogue and decision-making </text:p>
        </text:list-item>
      </text:list>
      <text:h text:style-name="Heading_20_3" text:outline-level="3">Phase 2: Core Ethics Assessment (90 minutes)</text:h>
      <text:p text:style-name="Text_20_body"><text:span text:style-name="Strong_20_Emphasis">The 10 Essential Questions Framework</text:span></text:p>
      <text:h text:style-name="Heading_20_4" text:outline-level="4">Question 1: Human Dignity and Well-being</text:h>
      <text:p text:style-name="Text_20_body"><text:span text:style-name="Emphasis">"Does this project enhance human dignity and well-being for all community members, especially the most vulnerable?"</text:span></text:p>
      <text:p text:style-name="Text_20_body"><text:span text:style-name="Strong_20_Emphasis">Assessment Criteria:</text:span></text:p>
      <text:list xml:id="list72831152" text:style-name="L4">
        <text:list-item>
          <text:p text:style-name="P10"><text:soft-page-break/><draw:control text:anchor-type="as-char" draw:z-index="0" draw:name="Control 1" draw:style-name="gr1" draw:text-style-name="P72" svg:width="0.2169in" svg:height="0.1567in" draw:control="control1"/>Improves living conditions for low-income and marginalized community members </text:p>
        </text:list-item>
        <text:list-item>
          <text:p text:style-name="P10"><draw:control text:anchor-type="as-char" draw:z-index="1" draw:name="Control 2" draw:style-name="gr1" draw:text-style-name="P72" svg:width="0.1823in" svg:height="0.1394in" draw:control="control2"/><text:s/>Provides economic opportunities without exploitation </text:p>
        </text:list-item>
        <text:list-item>
          <text:p text:style-name="P10"><draw:control text:anchor-type="as-char" draw:z-index="2" draw:name="Control 3" draw:style-name="gr1" draw:text-style-name="P72" svg:width="0.1476in" svg:height="0.174in" draw:control="control3"/><text:s/>Respects cultural values and traditional ways of life </text:p>
        </text:list-item>
        <text:list-item>
          <text:p text:style-name="P10"><draw:control text:anchor-type="as-char" draw:z-index="3" draw:name="Control 4" draw:style-name="gr1" draw:text-style-name="P72" svg:width="0.165in" svg:height="0.1657in" draw:control="control4"/>Includes accessible design for people with disabilities </text:p>
        </text:list-item>
        <text:list-item>
          <text:p text:style-name="P9"><draw:control text:anchor-type="as-char" draw:z-index="4" draw:name="Control 5" draw:style-name="gr1" draw:text-style-name="P72" svg:width="0.1303in" svg:height="0.1394in" draw:control="control5"/><text:s/>Considers mental health and social cohesion impacts </text:p>
        </text:list-item>
      </text:list>
      <text:p text:style-name="Text_20_body"><text:span text:style-name="Strong_20_Emphasis">Scoring:</text:span></text:p>
      <text:list xml:id="list4182273575" text:style-name="L5">
        <text:list-item>
          <text:p text:style-name="P12"><text:span text:style-name="Strong_20_Emphasis">+2 Excellent</text:span>: Project significantly enhances human dignity across all demographics </text:p>
        </text:list-item>
        <text:list-item>
          <text:p text:style-name="P12"><text:span text:style-name="Strong_20_Emphasis">+1 Good</text:span>: Project benefits most people with minimal negative impacts </text:p>
        </text:list-item>
        <text:list-item>
          <text:p text:style-name="P12"><text:span text:style-name="Strong_20_Emphasis">0 Neutral</text:span>: Project has mixed benefits and drawbacks </text:p>
        </text:list-item>
        <text:list-item>
          <text:p text:style-name="P12"><text:span text:style-name="Strong_20_Emphasis">-1 Concerning</text:span>: Project benefits some while harming others </text:p>
        </text:list-item>
        <text:list-item>
          <text:p text:style-name="P11"><text:span text:style-name="Strong_20_Emphasis">-2 Harmful</text:span>: Project undermines human dignity or exploits vulnerable populations </text:p>
        </text:list-item>
      </text:list>
      <text:h text:style-name="Heading_20_4" text:outline-level="4">Question 2: Animal Welfare and Rights</text:h>
      <text:p text:style-name="Text_20_body"><text:span text:style-name="Emphasis">"Does this project minimize harm to animals and respect their capacity for suffering?"</text:span></text:p>
      <text:p text:style-name="Text_20_body"><text:span text:style-name="Strong_20_Emphasis">Assessment Criteria:</text:span></text:p>
      <text:list xml:id="list1461355287" text:style-name="L6">
        <text:list-item>
          <text:p text:style-name="P14"><draw:control text:anchor-type="as-char" draw:z-index="5" draw:name="Control 6" draw:style-name="gr1" draw:text-style-name="P72" svg:width="0.1657in" svg:height="0.1567in" draw:control="control6"/><text:s/>Avoids unnecessary animal testing or exploitation </text:p>
        </text:list-item>
        <text:list-item>
          <text:p text:style-name="P14"><draw:control text:anchor-type="as-char" draw:z-index="6" draw:name="Control 7" draw:style-name="gr1" draw:text-style-name="P72" svg:width="0.174in" svg:height="0.1307in" draw:control="control7"/><text:s/>Protects wildlife habitat and migration corridors </text:p>
        </text:list-item>
        <text:list-item>
          <text:p text:style-name="P14"><draw:control text:anchor-type="as-char" draw:z-index="7" draw:name="Control 8" draw:style-name="gr1" draw:text-style-name="P72" svg:width="0.1394in" svg:height="0.1307in" draw:control="control8"/><text:s/>Uses humane methods if animal involvement is necessary </text:p>
        </text:list-item>
        <text:list-item>
          <text:p text:style-name="P14"><draw:control text:anchor-type="as-char" draw:z-index="8" draw:name="Control 9" draw:style-name="gr1" draw:text-style-name="P72" svg:width="0.1307in" svg:height="0.1303in" draw:control="control9"/><text:s/>Considers impacts on companion animals and working animals </text:p>
        </text:list-item>
        <text:list-item>
          <text:p text:style-name="P13"><draw:control text:anchor-type="as-char" draw:z-index="9" draw:name="Control 10" draw:style-name="gr1" draw:text-style-name="P72" svg:width="0.1831in" svg:height="0.1394in" draw:control="control10"/>Includes alternatives assessment for activities affecting animals </text:p>
        </text:list-item>
      </text:list>
      <text:p text:style-name="Text_20_body"><text:span text:style-name="Strong_20_Emphasis">Scoring:</text:span></text:p>
      <text:list xml:id="list1374426554" text:style-name="L7">
        <text:list-item>
          <text:p text:style-name="P16"><text:span text:style-name="Strong_20_Emphasis">+2 Excellent</text:span>: Project actively protects animals and enhances their welfare </text:p>
        </text:list-item>
        <text:list-item>
          <text:p text:style-name="P16"><text:span text:style-name="Strong_20_Emphasis">+1 Good</text:span>: Project minimizes animal harm with effective mitigation </text:p>
        </text:list-item>
        <text:list-item>
          <text:p text:style-name="P16"><text:span text:style-name="Strong_20_Emphasis">0 Neutral</text:span>: Project has minimal animal impact </text:p>
        </text:list-item>
        <text:list-item>
          <text:p text:style-name="P16"><text:span text:style-name="Strong_20_Emphasis">-1 Concerning</text:span>: Project causes some unnecessary animal harm </text:p>
        </text:list-item>
        <text:list-item>
          <text:p text:style-name="P15"><text:span text:style-name="Strong_20_Emphasis">-2 Harmful</text:span>: Project involves significant animal suffering or exploitation </text:p>
        </text:list-item>
      </text:list>
      <text:h text:style-name="Heading_20_4" text:outline-level="4">Question 3: Ecosystem Health and Rights</text:h>
      <text:p text:style-name="Text_20_body"><text:span text:style-name="Emphasis">"Does this project support ecosystem integrity and the health of local environments?"</text:span></text:p>
      <text:p text:style-name="Text_20_body"><text:span text:style-name="Strong_20_Emphasis">Assessment Criteria:</text:span></text:p>
      <text:list xml:id="list1382379069" text:style-name="L8">
        <text:list-item>
          <text:p text:style-name="P18"><draw:control text:anchor-type="as-char" draw:z-index="10" draw:name="Control 11" draw:style-name="gr1" draw:text-style-name="P72" svg:width="0.174in" svg:height="0.1394in" draw:control="control11"/><text:s/>Protects or restores native habitats and biodiversity </text:p>
        </text:list-item>
        <text:list-item>
          <text:p text:style-name="P18"><draw:control text:anchor-type="as-char" draw:z-index="11" draw:name="Control 12" draw:style-name="gr1" draw:text-style-name="P72" svg:width="0.148in" svg:height="0.1394in" draw:control="control12"/><text:s/>Maintains water quality and natural water cycles </text:p>
        </text:list-item>
        <text:list-item>
          <text:p text:style-name="P18"><draw:control text:anchor-type="as-char" draw:z-index="12" draw:name="Control 13" draw:style-name="gr1" draw:text-style-name="P72" svg:width="0.1394in" svg:height="0.148in" draw:control="control13"/><text:s/>Supports soil health and prevents erosion </text:p>
        </text:list-item>
        <text:list-item>
          <text:p text:style-name="P18"><draw:control text:anchor-type="as-char" draw:z-index="13" draw:name="Control 14" draw:style-name="gr1" draw:text-style-name="P72" svg:width="0.174in" svg:height="0.1217in" draw:control="control14"/><text:s/>Reduces pollution and waste generation </text:p>
        </text:list-item>
        <text:list-item>
          <text:p text:style-name="P17"><draw:control text:anchor-type="as-char" draw:z-index="14" draw:name="Control 15" draw:style-name="gr1" draw:text-style-name="P72" svg:width="0.165in" svg:height="0.1476in" draw:control="control15"/><text:s/>Considers climate change adaptation and mitigation </text:p>
        </text:list-item>
      </text:list>
      <text:p text:style-name="Text_20_body"><text:span text:style-name="Strong_20_Emphasis">Scoring:</text:span></text:p>
      <text:list xml:id="list3731024280" text:style-name="L9">
        <text:list-item>
          <text:p text:style-name="P20"><text:span text:style-name="Strong_20_Emphasis">+2 Excellent</text:span>: Project significantly improves ecosystem health </text:p>
        </text:list-item>
        <text:list-item>
          <text:p text:style-name="P20"><text:span text:style-name="Strong_20_Emphasis">+1 Good</text:span>: Project protects ecosystems with effective safeguards </text:p>
        </text:list-item>
        <text:list-item>
          <text:p text:style-name="P20"><text:span text:style-name="Strong_20_Emphasis">0 Neutral</text:span>: Project has minimal environmental impact </text:p>
        </text:list-item>
        <text:list-item>
          <text:p text:style-name="P20"><text:span text:style-name="Strong_20_Emphasis">-1 Concerning</text:span>: Project causes some environmental degradation </text:p>
        </text:list-item>
        <text:list-item>
          <text:p text:style-name="P19"><text:span text:style-name="Strong_20_Emphasis">-2 Harmful</text:span>: Project significantly damages ecosystems or biodiversity </text:p>
        </text:list-item>
      </text:list>
      <text:h text:style-name="Heading_20_4" text:outline-level="4"><text:soft-page-break/>Question 4: Indigenous Rights and Cultural Respect</text:h>
      <text:p text:style-name="Text_20_body"><text:span text:style-name="Emphasis">"Does this project respect Indigenous sovereignty and Traditional Knowledge?"</text:span></text:p>
      <text:p text:style-name="Text_20_body"><text:span text:style-name="Strong_20_Emphasis">Assessment Criteria:</text:span></text:p>
      <text:list xml:id="list1237162112" text:style-name="L10">
        <text:list-item>
          <text:p text:style-name="P22"><draw:control text:anchor-type="as-char" draw:z-index="15" draw:name="Control 16" draw:style-name="gr1" draw:text-style-name="P72" svg:width="0.1823in" svg:height="0.148in" draw:control="control16"/>Has obtained free, prior, and informed consent from Indigenous communities </text:p>
        </text:list-item>
        <text:list-item>
          <text:p text:style-name="P22"><draw:control text:anchor-type="as-char" draw:z-index="16" draw:name="Control 17" draw:style-name="gr1" draw:text-style-name="P72" svg:width="0.1913in" svg:height="0.148in" draw:control="control17"/>Incorporates Traditional Ecological Knowledge appropriately </text:p>
        </text:list-item>
        <text:list-item>
          <text:p text:style-name="P22"><draw:control text:anchor-type="as-char" draw:z-index="17" draw:name="Control 18" draw:style-name="gr1" draw:text-style-name="P72" svg:width="0.174in" svg:height="0.1567in" draw:control="control18"/><text:s/>Protects sacred sites and culturally significant areas </text:p>
        </text:list-item>
        <text:list-item>
          <text:p text:style-name="P22"><draw:control text:anchor-type="as-char" draw:z-index="18" draw:name="Control 19" draw:style-name="gr1" draw:text-style-name="P72" svg:width="0.174in" svg:height="0.1476in" draw:control="control19"/><text:s/>Supports Indigenous economic development and self-determination </text:p>
        </text:list-item>
        <text:list-item>
          <text:p text:style-name="P21"><draw:control text:anchor-type="as-char" draw:z-index="19" draw:name="Control 20" draw:style-name="gr1" draw:text-style-name="P72" svg:width="0.174in" svg:height="0.1307in" draw:control="control20"/><text:s/>Avoids cultural appropriation or exploitation </text:p>
        </text:list-item>
      </text:list>
      <text:p text:style-name="Text_20_body"><text:span text:style-name="Strong_20_Emphasis">Scoring:</text:span></text:p>
      <text:list xml:id="list3882817422" text:style-name="L11">
        <text:list-item>
          <text:p text:style-name="P24"><text:span text:style-name="Strong_20_Emphasis">+2 Excellent</text:span>: Project is Indigenous-led or strongly supports Indigenous sovereignty </text:p>
        </text:list-item>
        <text:list-item>
          <text:p text:style-name="P24"><text:span text:style-name="Strong_20_Emphasis">+1 Good</text:span>: Project respects Indigenous rights with meaningful consultation </text:p>
        </text:list-item>
        <text:list-item>
          <text:p text:style-name="P24"><text:span text:style-name="Strong_20_Emphasis">0 Neutral</text:span>: Project has minimal impact on Indigenous communities </text:p>
        </text:list-item>
        <text:list-item>
          <text:p text:style-name="P24"><text:span text:style-name="Strong_20_Emphasis">-1 Concerning</text:span>: Project inadequately addresses Indigenous concerns </text:p>
        </text:list-item>
        <text:list-item>
          <text:p text:style-name="P23"><text:span text:style-name="Strong_20_Emphasis">-2 Harmful</text:span>: Project violates Indigenous rights or exploits cultural knowledge </text:p>
        </text:list-item>
      </text:list>
      <text:h text:style-name="Heading_20_4" text:outline-level="4">Question 5: Future Generations</text:h>
      <text:p text:style-name="Text_20_body"><text:span text:style-name="Emphasis">"Does this project consider impacts on children and future generations?"</text:span></text:p>
      <text:p text:style-name="Text_20_body"><text:span text:style-name="Strong_20_Emphasis">Assessment Criteria:</text:span></text:p>
      <text:list xml:id="list3858657720" text:style-name="L12">
        <text:list-item>
          <text:p text:style-name="P26"><draw:control text:anchor-type="as-char" draw:z-index="20" draw:name="Control 21" draw:style-name="gr1" draw:text-style-name="P72" svg:width="0.1831in" svg:height="0.1567in" draw:control="control21"/><text:s/>Uses seven-generation thinking (200+ year impact assessment) </text:p>
        </text:list-item>
        <text:list-item>
          <text:p text:style-name="P26"><draw:control text:anchor-type="as-char" draw:z-index="21" draw:name="Control 22" draw:style-name="gr1" draw:text-style-name="P72" svg:width="0.174in" svg:height="0.1567in" draw:control="control22"/><text:s/>Prioritizes renewable and sustainable resource use </text:p>
        </text:list-item>
        <text:list-item>
          <text:p text:style-name="P26"><draw:control text:anchor-type="as-char" draw:z-index="22" draw:name="Control 23" draw:style-name="gr1" draw:text-style-name="P72" svg:width="0.148in" svg:height="0.1043in" draw:control="control23"/><text:s/>Avoids creating long-term environmental or social liabilities </text:p>
        </text:list-item>
        <text:list-item>
          <text:p text:style-name="P26"><draw:control text:anchor-type="as-char" draw:z-index="23" draw:name="Control 24" draw:style-name="gr1" draw:text-style-name="P72" svg:width="0.1823in" svg:height="0.1134in" draw:control="control24"/><text:s/>Includes youth voices in decision-making process </text:p>
        </text:list-item>
        <text:list-item>
          <text:p text:style-name="P25"><draw:control text:anchor-type="as-char" draw:z-index="24" draw:name="Control 25" draw:style-name="gr1" draw:text-style-name="P72" svg:width="0.1567in" svg:height="0.1217in" draw:control="control25"/><text:s/>Builds capacity for future community self-determination </text:p>
        </text:list-item>
      </text:list>
      <text:p text:style-name="Text_20_body"><text:span text:style-name="Strong_20_Emphasis">Scoring:</text:span></text:p>
      <text:list xml:id="list2026769522" text:style-name="L13">
        <text:list-item>
          <text:p text:style-name="P28"><text:span text:style-name="Strong_20_Emphasis">+2 Excellent</text:span>: Project significantly benefits future generations </text:p>
        </text:list-item>
        <text:list-item>
          <text:p text:style-name="P28"><text:span text:style-name="Strong_20_Emphasis">+1 Good</text:span>: Project considers long-term impacts with adequate protections </text:p>
        </text:list-item>
        <text:list-item>
          <text:p text:style-name="P28"><text:span text:style-name="Strong_20_Emphasis">0 Neutral</text:span>: Project has minimal long-term impact </text:p>
        </text:list-item>
        <text:list-item>
          <text:p text:style-name="P28"><text:span text:style-name="Strong_20_Emphasis">-1 Concerning</text:span>: Project may create problems for future generations </text:p>
        </text:list-item>
        <text:list-item>
          <text:p text:style-name="P27"><text:span text:style-name="Strong_20_Emphasis">-2 Harmful</text:span>: Project significantly burdens or harms future generations </text:p>
        </text:list-item>
      </text:list>
      <text:h text:style-name="Heading_20_4" text:outline-level="4">Question 6: Technology and AI Ethics</text:h>
      <text:p text:style-name="Text_20_body"><text:span text:style-name="Emphasis">"If this project involves technology or AI, does it respect consciousness and prevent exploitation?"</text:span></text:p>
      <text:p text:style-name="Text_20_body"><text:span text:style-name="Strong_20_Emphasis">Assessment Criteria:</text:span></text:p>
      <text:list xml:id="list504351522" text:style-name="L14">
        <text:list-item>
          <text:p text:style-name="P30"><draw:control text:anchor-type="as-char" draw:z-index="25" draw:name="Control 26" draw:style-name="gr1" draw:text-style-name="P72" svg:width="0.148in" svg:height="0.1476in" draw:control="control26"/><text:s/>Ensures human control over AI decision-making affecting community </text:p>
        </text:list-item>
        <text:list-item>
          <text:p text:style-name="P30"><draw:control text:anchor-type="as-char" draw:z-index="26" draw:name="Control 27" draw:style-name="gr1" draw:text-style-name="P72" svg:width="0.1823in" svg:height="0.148in" draw:control="control27"/><text:s/>Protects community data sovereignty and privacy </text:p>
        </text:list-item>
        <text:list-item>
          <text:p text:style-name="P30"><draw:control text:anchor-type="as-char" draw:z-index="27" draw:name="Control 28" draw:style-name="gr1" draw:text-style-name="P72" svg:width="0.1394in" svg:height="0.1394in" draw:control="control28"/><text:s/>Prevents surveillance or monitoring without community consent </text:p>
        </text:list-item>
        <text:list-item>
          <text:p text:style-name="P30"><draw:control text:anchor-type="as-char" draw:z-index="28" draw:name="Control 29" draw:style-name="gr1" draw:text-style-name="P72" svg:width="0.1394in" svg:height="0.1476in" draw:control="control29"/><text:s/>Includes bias prevention and cultural sensitivity measures </text:p>
        </text:list-item>
        <text:list-item>
          <text:p text:style-name="P29"><draw:control text:anchor-type="as-char" draw:z-index="29" draw:name="Control 30" draw:style-name="gr1" draw:text-style-name="P72" svg:width="0.1394in" svg:height="0.1476in" draw:control="control30"/><text:s/>Supports rather than replaces human wisdom and relationships </text:p>
        </text:list-item>
      </text:list>
      <text:p text:style-name="Text_20_body"><text:span text:style-name="Strong_20_Emphasis">Scoring:</text:span></text:p>
      <text:list xml:id="list277170797" text:style-name="L15">
        <text:list-item>
          <text:p text:style-name="P32"><text:span text:style-name="Strong_20_Emphasis">+2 Excellent</text:span>: Technology actively serves community empowerment and rights </text:p>
        </text:list-item>
        <text:list-item>
          <text:p text:style-name="P32"><text:soft-page-break/><text:span text:style-name="Strong_20_Emphasis">+1 Good</text:span>: Technology is well-governed with strong ethical safeguards </text:p>
        </text:list-item>
        <text:list-item>
          <text:p text:style-name="P32"><text:span text:style-name="Strong_20_Emphasis">0 Neutral</text:span>: Minimal technology involvement or neutral impact </text:p>
        </text:list-item>
        <text:list-item>
          <text:p text:style-name="P32"><text:span text:style-name="Strong_20_Emphasis">-1 Concerning</text:span>: Technology raises some ethical concerns </text:p>
        </text:list-item>
        <text:list-item>
          <text:p text:style-name="P31"><text:span text:style-name="Strong_20_Emphasis">-2 Harmful</text:span>: Technology threatens community autonomy or exploits consciousness </text:p>
        </text:list-item>
      </text:list>
      <text:h text:style-name="Heading_20_4" text:outline-level="4">Question 7: Economic Justice and Distribution</text:h>
      <text:p text:style-name="Text_20_body"><text:span text:style-name="Emphasis">"Does this project support economic justice and equitable distribution of benefits and burdens?"</text:span></text:p>
      <text:p text:style-name="Text_20_body"><text:span text:style-name="Strong_20_Emphasis">Assessment Criteria:</text:span></text:p>
      <text:list xml:id="list3778029012" text:style-name="L16">
        <text:list-item>
          <text:p text:style-name="P34"><draw:control text:anchor-type="as-char" draw:z-index="30" draw:name="Control 31" draw:style-name="gr1" draw:text-style-name="P72" svg:width="0.1303in" svg:height="0.1303in" draw:control="control31"/><text:s/>Creates local economic opportunities and ownership </text:p>
        </text:list-item>
        <text:list-item>
          <text:p text:style-name="P34"><draw:control text:anchor-type="as-char" draw:z-index="31" draw:name="Control 32" draw:style-name="gr1" draw:text-style-name="P72" svg:width="0.1303in" svg:height="0.1303in" draw:control="control32"/><text:s/>Prevents wealth extraction by external corporations </text:p>
        </text:list-item>
        <text:list-item>
          <text:p text:style-name="P34"><draw:control text:anchor-type="as-char" draw:z-index="32" draw:name="Control 33" draw:style-name="gr1" draw:text-style-name="P72" svg:width="0.165in" svg:height="0.1217in" draw:control="control33"/><text:s/>Supports regenerative rather than extractive economic activity </text:p>
        </text:list-item>
        <text:list-item>
          <text:p text:style-name="P34"><draw:control text:anchor-type="as-char" draw:z-index="33" draw:name="Control 34" draw:style-name="gr1" draw:text-style-name="P72" svg:width="0.1394in" svg:height="0.113in" draw:control="control34"/><text:s/>Includes benefit-sharing agreements with affected communities </text:p>
        </text:list-item>
        <text:list-item>
          <text:p text:style-name="P33"><draw:control text:anchor-type="as-char" draw:z-index="34" draw:name="Control 35" draw:style-name="gr1" draw:text-style-name="P72" svg:width="0.165in" svg:height="0.1307in" draw:control="control35"/><text:s/>Reduces rather than increases economic inequality </text:p>
        </text:list-item>
      </text:list>
      <text:p text:style-name="Text_20_body"><text:span text:style-name="Strong_20_Emphasis">Scoring:</text:span></text:p>
      <text:list xml:id="list2981345564" text:style-name="L17">
        <text:list-item>
          <text:p text:style-name="P36"><text:span text:style-name="Strong_20_Emphasis">+2 Excellent</text:span>: Project significantly advances economic justice </text:p>
        </text:list-item>
        <text:list-item>
          <text:p text:style-name="P36"><text:span text:style-name="Strong_20_Emphasis">+1 Good</text:span>: Project creates shared prosperity with equitable distribution </text:p>
        </text:list-item>
        <text:list-item>
          <text:p text:style-name="P36"><text:span text:style-name="Strong_20_Emphasis">0 Neutral</text:span>: Project has minimal economic impact </text:p>
        </text:list-item>
        <text:list-item>
          <text:p text:style-name="P36"><text:span text:style-name="Strong_20_Emphasis">-1 Concerning</text:span>: Project benefits some while burdening others economically </text:p>
        </text:list-item>
        <text:list-item>
          <text:p text:style-name="P35"><text:span text:style-name="Strong_20_Emphasis">-2 Harmful</text:span>: Project increases inequality or enables economic exploitation </text:p>
        </text:list-item>
      </text:list>
      <text:h text:style-name="Heading_20_4" text:outline-level="4">Question 8: Democratic Participation and Consent</text:h>
      <text:p text:style-name="Text_20_body"><text:span text:style-name="Emphasis">"Does this project respect community self-determination and democratic decision-making?"</text:span></text:p>
      <text:p text:style-name="Text_20_body"><text:span text:style-name="Strong_20_Emphasis">Assessment Criteria:</text:span></text:p>
      <text:list xml:id="list3047165043" text:style-name="L18">
        <text:list-item>
          <text:p text:style-name="P38"><draw:control text:anchor-type="as-char" draw:z-index="35" draw:name="Control 36" draw:style-name="gr1" draw:text-style-name="P72" svg:width="0.165in" svg:height="0.174in" draw:control="control36"/><text:s/>Includes meaningful community consultation and consent processes </text:p>
        </text:list-item>
        <text:list-item>
          <text:p text:style-name="P38"><draw:control text:anchor-type="as-char" draw:z-index="36" draw:name="Control 37" draw:style-name="gr1" draw:text-style-name="P72" svg:width="0.1394in" svg:height="0.148in" draw:control="control37"/><text:s/>Provides accessible information in appropriate languages and formats </text:p>
        </text:list-item>
        <text:list-item>
          <text:p text:style-name="P38"><draw:control text:anchor-type="as-char" draw:z-index="37" draw:name="Control 38" draw:style-name="gr1" draw:text-style-name="P72" svg:width="0.2087in" svg:height="0.1303in" draw:control="control38"/>Respects community authority to modify or reject proposals </text:p>
        </text:list-item>
        <text:list-item>
          <text:p text:style-name="P38"><draw:control text:anchor-type="as-char" draw:z-index="38" draw:name="Control 39" draw:style-name="gr1" draw:text-style-name="P72" svg:width="0.1567in" svg:height="0.1217in" draw:control="control39"/><text:s/>Includes ongoing community oversight and evaluation mechanisms </text:p>
        </text:list-item>
        <text:list-item>
          <text:p text:style-name="P37"><draw:control text:anchor-type="as-char" draw:z-index="39" draw:name="Control 40" draw:style-name="gr1" draw:text-style-name="P72" svg:width="0.174in" svg:height="0.1307in" draw:control="control40"/>Builds local capacity for democratic participation </text:p>
        </text:list-item>
      </text:list>
      <text:p text:style-name="Text_20_body"><text:span text:style-name="Strong_20_Emphasis">Scoring:</text:span></text:p>
      <text:list xml:id="list724455937" text:style-name="L19">
        <text:list-item>
          <text:p text:style-name="P40"><text:span text:style-name="Strong_20_Emphasis">+2 Excellent</text:span>: Project exemplifies democratic participation and community control </text:p>
        </text:list-item>
        <text:list-item>
          <text:p text:style-name="P40"><text:span text:style-name="Strong_20_Emphasis">+1 Good</text:span>: Project includes adequate consultation and consent processes </text:p>
        </text:list-item>
        <text:list-item>
          <text:p text:style-name="P40"><text:span text:style-name="Strong_20_Emphasis">0 Neutral</text:span>: Standard consultation with some community input </text:p>
        </text:list-item>
        <text:list-item>
          <text:p text:style-name="P40"><text:span text:style-name="Strong_20_Emphasis">-1 Concerning</text:span>: Limited consultation or weak consent processes </text:p>
        </text:list-item>
        <text:list-item>
          <text:p text:style-name="P39"><text:span text:style-name="Strong_20_Emphasis">-2 Harmful</text:span>: Project imposed without meaningful community consent </text:p>
        </text:list-item>
      </text:list>
      <text:h text:style-name="Heading_20_4" text:outline-level="4">Question 9: Conflict Resolution and Peace</text:h>
      <text:p text:style-name="Text_20_body"><text:span text:style-name="Emphasis">"Does this project contribute to community harmony and peaceful conflict resolution?"</text:span></text:p>
      <text:p text:style-name="Text_20_body"><text:span text:style-name="Strong_20_Emphasis">Assessment Criteria:</text:span></text:p>
      <text:list xml:id="list964754330" text:style-name="L20">
        <text:list-item>
          <text:p text:style-name="P42"><draw:control text:anchor-type="as-char" draw:z-index="40" draw:name="Control 41" draw:style-name="gr1" draw:text-style-name="P72" svg:width="0.148in" svg:height="0.1394in" draw:control="control41"/><text:s/>Addresses root causes of community tensions </text:p>
        </text:list-item>
        <text:list-item>
          <text:p text:style-name="P42"><draw:control text:anchor-type="as-char" draw:z-index="41" draw:name="Control 42" draw:style-name="gr1" draw:text-style-name="P72" svg:width="0.1394in" svg:height="0.1567in" draw:control="control42"/><text:s/>Includes mediation and restorative justice approaches </text:p>
        </text:list-item>
        <text:list-item>
          <text:p text:style-name="P42"><draw:control text:anchor-type="as-char" draw:z-index="42" draw:name="Control 43" draw:style-name="gr1" draw:text-style-name="P72" svg:width="0.1567in" svg:height="0.1303in" draw:control="control43"/><text:s/>Builds bridges between different community groups </text:p>
        </text:list-item>
        <text:list-item>
          <text:p text:style-name="P42"><text:soft-page-break/><draw:control text:anchor-type="as-char" draw:z-index="43" draw:name="Control 44" draw:style-name="gr1" draw:text-style-name="P72" svg:width="0.174in" svg:height="0.1307in" draw:control="control44"/>Prevents or resolves conflicts over resources or territory </text:p>
        </text:list-item>
        <text:list-item>
          <text:p text:style-name="P41"><draw:control text:anchor-type="as-char" draw:z-index="44" draw:name="Control 45" draw:style-name="gr1" draw:text-style-name="P72" svg:width="0.1394in" svg:height="0.1217in" draw:control="control45"/>Supports healing from historical traumas or injustices </text:p>
        </text:list-item>
      </text:list>
      <text:p text:style-name="Text_20_body"><text:span text:style-name="Strong_20_Emphasis">Scoring:</text:span></text:p>
      <text:list xml:id="list3547015532" text:style-name="L21">
        <text:list-item>
          <text:p text:style-name="P44"><text:span text:style-name="Strong_20_Emphasis">+2 Excellent</text:span>: Project significantly contributes to community healing and peace </text:p>
        </text:list-item>
        <text:list-item>
          <text:p text:style-name="P44"><text:span text:style-name="Strong_20_Emphasis">+1 Good</text:span>: Project includes conflict prevention and resolution mechanisms </text:p>
        </text:list-item>
        <text:list-item>
          <text:p text:style-name="P44"><text:span text:style-name="Strong_20_Emphasis">0 Neutral</text:span>: Project has minimal impact on community relations </text:p>
        </text:list-item>
        <text:list-item>
          <text:p text:style-name="P44"><text:span text:style-name="Strong_20_Emphasis">-1 Concerning</text:span>: Project may create or exacerbate community tensions </text:p>
        </text:list-item>
        <text:list-item>
          <text:p text:style-name="P43"><text:span text:style-name="Strong_20_Emphasis">-2 Harmful</text:span>: Project generates significant conflict or community division </text:p>
        </text:list-item>
      </text:list>
      <text:h text:style-name="Heading_20_4" text:outline-level="4">Question 10: Alignment with Community Values</text:h>
      <text:p text:style-name="Text_20_body"><text:span text:style-name="Emphasis">"Does this project align with and strengthen our community's deepest values and aspirations?"</text:span></text:p>
      <text:p text:style-name="Text_20_body"><text:span text:style-name="Strong_20_Emphasis">Assessment Criteria:</text:span></text:p>
      <text:list xml:id="list758689964" text:style-name="L22">
        <text:list-item>
          <text:p text:style-name="P46"><draw:control text:anchor-type="as-char" draw:z-index="45" draw:name="Control 46" draw:style-name="gr1" draw:text-style-name="P72" svg:width="0.148in" svg:height="0.1303in" draw:control="control46"/><text:s/>Reflects community vision and long-term goals </text:p>
        </text:list-item>
        <text:list-item>
          <text:p text:style-name="P46"><draw:control text:anchor-type="as-char" draw:z-index="46" draw:name="Control 47" draw:style-name="gr1" draw:text-style-name="P72" svg:width="0.1567in" svg:height="0.1307in" draw:control="control47"/>Strengthens cultural identity and community pride </text:p>
        </text:list-item>
        <text:list-item>
          <text:p text:style-name="P46"><draw:control text:anchor-type="as-char" draw:z-index="47" draw:name="Control 48" draw:style-name="gr1" draw:text-style-name="P72" svg:width="0.1394in" svg:height="0.1303in" draw:control="control48"/>Supports spiritual and meaning-making aspects of community life </text:p>
        </text:list-item>
        <text:list-item>
          <text:p text:style-name="P46"><draw:control text:anchor-type="as-char" draw:z-index="48" draw:name="Control 49" draw:style-name="gr1" draw:text-style-name="P72" svg:width="0.1567in" svg:height="0.1303in" draw:control="control49"/>Builds on community strengths and assets </text:p>
        </text:list-item>
        <text:list-item>
          <text:p text:style-name="P45"><draw:control text:anchor-type="as-char" draw:z-index="49" draw:name="Control 50" draw:style-name="gr1" draw:text-style-name="P72" svg:width="0.165in" svg:height="0.1394in" draw:control="control50"/>Advances community resilience and self-reliance </text:p>
        </text:list-item>
      </text:list>
      <text:p text:style-name="Text_20_body"><text:span text:style-name="Strong_20_Emphasis">Scoring:</text:span></text:p>
      <text:list xml:id="list1690025007" text:style-name="L23">
        <text:list-item>
          <text:p text:style-name="P48"><text:span text:style-name="Strong_20_Emphasis">+2 Excellent</text:span>: Project perfectly embodies community values and vision </text:p>
        </text:list-item>
        <text:list-item>
          <text:p text:style-name="P48"><text:span text:style-name="Strong_20_Emphasis">+1 Good</text:span>: Project aligns well with community values with minor adjustments needed </text:p>
        </text:list-item>
        <text:list-item>
          <text:p text:style-name="P48"><text:span text:style-name="Strong_20_Emphasis">0 Neutral</text:span>: Project is compatible with community values </text:p>
        </text:list-item>
        <text:list-item>
          <text:p text:style-name="P48"><text:span text:style-name="Strong_20_Emphasis">-1 Concerning</text:span>: Project conflicts with some important community values </text:p>
        </text:list-item>
        <text:list-item>
          <text:p text:style-name="P47"><text:span text:style-name="Strong_20_Emphasis">-2 Harmful</text:span>: Project fundamentally contradicts community values and identity </text:p>
        </text:list-item>
      </text:list>
      <text:h text:style-name="P2" text:outline-level="3">How to Calculate and Use the Score</text:h>
      <text:p text:style-name="Text_20_body">The scoring process is designed to be a tool for facilitating a structured, ethical dialogue, not just to produce a final number. The score helps the community pinpoint specific areas of strength and concern.</text:p>
      <text:p text:style-name="Text_20_body"><text:span text:style-name="T1">The Process:</text:span></text:p>
      <text:p text:style-name="Text_20_body">1. <text:s/><text:span text:style-name="T2">S</text:span><text:span text:style-name="T1">core Each Question:</text:span> For each of the 10 questions in the audit, the assessment team assigns a score based on the five-point scale, from <text:span text:style-name="T1">-2 (Harmful)</text:span> to <text:span text:style-name="T1">+2 (Excellent)</text:span>. This should be done through discussion and consensus.</text:p>
      <text:p text:style-name="Text_20_body">2. <text:s/><text:span text:style-name="T1">Sum the Scores:</text:span> The total score is the sum of the scores from all 10 questions. The final score will be in the range of <text:span text:style-name="T1">-20</text:span> (most harmful) to <text:span text:style-name="T1">+20</text:span> (most beneficial).</text:p>
      <text:p text:style-name="Text_20_body"/>
      <text:p text:style-name="Text_20_body">3. <text:s/><text:span text:style-name="T1">Analyze Both Scores:</text:span> It is crucial to look at two things:</text:p>
      <text:p text:style-name="Text_20_body"/>
      <text:list xml:id="list2890589492" text:style-name="List_20_1">
        <text:list-item>
          <text:p text:style-name="P71"><text:span text:style-name="T1">The Total Score:</text:span> This gives an overall impression of the project's ethical alignment. Use the "Scoring Interpretation Guide" to see the recommended action.</text:p>
        </text:list-item>
        <text:list-item>
          <text:p text:style-name="P71"><text:soft-page-break/><text:span text:style-name="T1">The Individual Scores:</text:span> Pay close attention to any question that scored a -1 or -2. Even a project with a high total score might have a critical flaw in one area (e.g., it's great for the economy but violates Indigenous rights). These individual low scores must be addressed.</text:p>
        </text:list-item>
      </text:list>
      <text:p text:style-name="Text_20_body">The ultimate goal of the scoring is to create a clear, evidence-based foundation for the community's recommendations.</text:p>
      <text:h text:style-name="Heading_20_3" text:outline-level="3">Phase 3: Scoring and Recommendations (45 minutes)</text:h>
      <text:p text:style-name="Text_20_body"><text:span text:style-name="Strong_20_Emphasis">Scoring Interpretation Guide:</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otal Score</text:p>
            </table:table-cell>
            <table:table-cell table:style-name="Table1.A1" office:value-type="string">
              <text:p text:style-name="Table_20_Heading">Recommendation</text:p>
            </table:table-cell>
            <table:table-cell table:style-name="Table1.A1" office:value-type="string">
              <text:p text:style-name="Table_20_Heading">Action Steps</text:p>
            </table:table-cell>
          </table:table-row>
        </table:table-header-rows>
        <table:table-row>
          <table:table-cell table:style-name="Table1.A1" office:value-type="string">
            <text:p text:style-name="Table_20_Contents"><text:span text:style-name="Strong_20_Emphasis">15-20</text:span></text:p>
          </table:table-cell>
          <table:table-cell table:style-name="Table1.A1" office:value-type="string">
            <text:p text:style-name="Table_20_Contents"><text:span text:style-name="Strong_20_Emphasis">Enthusiastic Approval</text:span></text:p>
          </table:table-cell>
          <table:table-cell table:style-name="Table1.A1" office:value-type="string">
            <text:p text:style-name="Table_20_Contents">Proceed with strong community support and celebration</text:p>
          </table:table-cell>
        </table:table-row>
        <table:table-row>
          <table:table-cell table:style-name="Table1.A1" office:value-type="string">
            <text:p text:style-name="Table_20_Contents"><text:span text:style-name="Strong_20_Emphasis">10-14</text:span></text:p>
          </table:table-cell>
          <table:table-cell table:style-name="Table1.A1" office:value-type="string">
            <text:p text:style-name="Table_20_Contents"><text:span text:style-name="Strong_20_Emphasis">Conditional Approval</text:span></text:p>
          </table:table-cell>
          <table:table-cell table:style-name="Table1.A1" office:value-type="string">
            <text:p text:style-name="Table_20_Contents">Proceed with minor modifications and enhanced safeguards</text:p>
          </table:table-cell>
        </table:table-row>
        <table:table-row>
          <table:table-cell table:style-name="Table1.A1" office:value-type="string">
            <text:p text:style-name="Table_20_Contents"><text:span text:style-name="Strong_20_Emphasis">5-9</text:span></text:p>
          </table:table-cell>
          <table:table-cell table:style-name="Table1.A1" office:value-type="string">
            <text:p text:style-name="Table_20_Contents"><text:span text:style-name="Strong_20_Emphasis">Major Revision Required</text:span></text:p>
          </table:table-cell>
          <table:table-cell table:style-name="Table1.A1" office:value-type="string">
            <text:p text:style-name="Table_20_Contents">Significant changes needed before community approval</text:p>
          </table:table-cell>
        </table:table-row>
        <table:table-row>
          <table:table-cell table:style-name="Table1.A1" office:value-type="string">
            <text:p text:style-name="Table_20_Contents"><text:span text:style-name="Strong_20_Emphasis">0-4</text:span></text:p>
          </table:table-cell>
          <table:table-cell table:style-name="Table1.A1" office:value-type="string">
            <text:p text:style-name="Table_20_Contents"><text:span text:style-name="Strong_20_Emphasis">Substantial Concerns</text:span></text:p>
          </table:table-cell>
          <table:table-cell table:style-name="Table1.A1" office:value-type="string">
            <text:p text:style-name="Table_20_Contents">Major redesign required to address ethical problems</text:p>
          </table:table-cell>
        </table:table-row>
        <table:table-row>
          <table:table-cell table:style-name="Table1.A1" office:value-type="string">
            <text:p text:style-name="Table_20_Contents"><text:span text:style-name="Strong_20_Emphasis">Below 0</text:span></text:p>
          </table:table-cell>
          <table:table-cell table:style-name="Table1.A1" office:value-type="string">
            <text:p text:style-name="Table_20_Contents"><text:span text:style-name="Strong_20_Emphasis">Community Rejection</text:span></text:p>
          </table:table-cell>
          <table:table-cell table:style-name="Table1.A1" office:value-type="string">
            <text:p text:style-name="Table_20_Contents">Project fundamentally incompatible with community values</text:p>
          </table:table-cell>
        </table:table-row>
      </table:table>
      <text:p text:style-name="Text_20_body"><text:span text:style-name="Strong_20_Emphasis">Detailed Recommendations Framework:</text:span></text:p>
      <text:p text:style-name="Text_20_body"><text:span text:style-name="Strong_20_Emphasis">For High-Scoring Projects (15-20):</text:span></text:p>
      <text:list xml:id="list494913635" text:style-name="L24">
        <text:list-item>
          <text:p text:style-name="P50">Identify specific aspects that exemplify community values for celebration and replication </text:p>
        </text:list-item>
        <text:list-item>
          <text:p text:style-name="P50">Develop community ownership and leadership opportunities </text:p>
        </text:list-item>
        <text:list-item>
          <text:p text:style-name="P50">Create monitoring systems to ensure benefits are realized as promised </text:p>
        </text:list-item>
        <text:list-item>
          <text:p text:style-name="P49">Document success factors for application to future projects </text:p>
        </text:list-item>
      </text:list>
      <text:p text:style-name="Text_20_body"><text:span text:style-name="Strong_20_Emphasis">For Moderate-Scoring Projects (5-14):</text:span></text:p>
      <text:list xml:id="list1953565720" text:style-name="L25">
        <text:list-item>
          <text:p text:style-name="P52">Identify specific questions with low scores for targeted improvement </text:p>
        </text:list-item>
        <text:list-item>
          <text:p text:style-name="P52">Require project modifications addressing community concerns </text:p>
        </text:list-item>
        <text:list-item>
          <text:p text:style-name="P52">Establish enhanced monitoring and community oversight mechanisms </text:p>
        </text:list-item>
        <text:list-item>
          <text:p text:style-name="P51">Create opportunities for community benefit enhancement </text:p>
        </text:list-item>
      </text:list>
      <text:p text:style-name="Text_20_body"><text:span text:style-name="Strong_20_Emphasis">For Low-Scoring Projects (Below 5):</text:span></text:p>
      <text:list xml:id="list1154834435" text:style-name="L26">
        <text:list-item>
          <text:p text:style-name="P54">Require fundamental project redesign before reconsideration </text:p>
        </text:list-item>
        <text:list-item>
          <text:p text:style-name="P54">Address core ethical violations through alternative approaches </text:p>
        </text:list-item>
        <text:list-item>
          <text:p text:style-name="P54">Consider whether project goals can be achieved through different methods </text:p>
        </text:list-item>
        <text:list-item>
          <text:p text:style-name="P53">Provide feedback to project proponents about community values and requirements </text:p>
        </text:list-item>
      </text:list>
      <text:h text:style-name="Heading_20_3" text:outline-level="3">Phase 4: Community Action Planning (30 minutes)</text:h>
      <text:p text:style-name="Text_20_body"><text:span text:style-name="Strong_20_Emphasis">Implementation Pathway Development:</text:span></text:p>
      <text:p text:style-name="Text_20_body"><text:span text:style-name="Strong_20_Emphasis">For Approved Projects:</text:span></text:p>
      <text:list xml:id="list4118864438" text:style-name="L27">
        <text:list-item>
          <text:p text:style-name="P56"><text:span text:style-name="Strong_20_Emphasis">Community Oversight Committee</text:span>: Establish ongoing monitoring and evaluation body </text:p>
        </text:list-item>
        <text:list-item>
          <text:p text:style-name="P56"><text:span text:style-name="Strong_20_Emphasis">Benefit Tracking</text:span>: Create systems for measuring and ensuring promised community benefits </text:p>
        </text:list-item>
        <text:list-item>
          <text:p text:style-name="P56"><text:span text:style-name="Strong_20_Emphasis">Adaptive Management</text:span>: Build in mechanisms for project modification based on actual impacts </text:p>
        </text:list-item>
        <text:list-item>
          <text:p text:style-name="P55"><text:span text:style-name="Strong_20_Emphasis">Community Celebration</text:span>: Plan recognition of project approval and community participation </text:p>
        </text:list-item>
      </text:list>
      <text:p text:style-name="Text_20_body"><text:soft-page-break/><text:span text:style-name="Strong_20_Emphasis">For Rejected or Delayed Projects:</text:span></text:p>
      <text:list xml:id="list1780934171" text:style-name="L28">
        <text:list-item>
          <text:p text:style-name="P58"><text:span text:style-name="Strong_20_Emphasis">Feedback Communication</text:span>: Provide clear, respectful explanation of community concerns to project proponents </text:p>
        </text:list-item>
        <text:list-item>
          <text:p text:style-name="P58"><text:span text:style-name="Strong_20_Emphasis">Alternative Exploration</text:span>: Identify alternative approaches that could meet community needs </text:p>
        </text:list-item>
        <text:list-item>
          <text:p text:style-name="P58"><text:span text:style-name="Strong_20_Emphasis">Value Clarification</text:span>: Use process as opportunity to clarify and strengthen community values </text:p>
        </text:list-item>
        <text:list-item>
          <text:p text:style-name="P57"><text:span text:style-name="Strong_20_Emphasis">Capacity Building</text:span>: Develop community capacity for future project evaluation and decision-making </text:p>
        </text:list-item>
      </text:list>
      <text:h text:style-name="Heading_20_2" text:outline-level="2">Cultural Adaptation Guidelines</text:h>
      <text:h text:style-name="Heading_20_3" text:outline-level="3">Indigenous Community Protocols</text:h>
      <text:list xml:id="list3801790231" text:style-name="L29">
        <text:list-item>
          <text:p text:style-name="P60"><text:span text:style-name="Strong_20_Emphasis">Traditional Authority</text:span>: Ensure elder council or traditional leadership guides assessment process </text:p>
        </text:list-item>
        <text:list-item>
          <text:p text:style-name="P60"><text:span text:style-name="Strong_20_Emphasis">Ceremonial Elements</text:span>: Include appropriate traditional practices for decision-making </text:p>
        </text:list-item>
        <text:list-item>
          <text:p text:style-name="P60"><text:span text:style-name="Strong_20_Emphasis">Language Use</text:span>: Conduct assessment in Indigenous languages with cultural concepts </text:p>
        </text:list-item>
        <text:list-item>
          <text:p text:style-name="P60"><text:span text:style-name="Strong_20_Emphasis">Sacred Considerations</text:span>: Address spiritual and sacred dimensions of project impacts </text:p>
        </text:list-item>
        <text:list-item>
          <text:p text:style-name="P59"><text:span text:style-name="Strong_20_Emphasis">Relationship Focus</text:span>: Emphasize relational impacts rather than just individual benefits </text:p>
        </text:list-item>
      </text:list>
      <text:h text:style-name="Heading_20_3" text:outline-level="3">Multi-Cultural Communities</text:h>
      <text:list xml:id="list3648782532" text:style-name="L30">
        <text:list-item>
          <text:p text:style-name="P62"><text:span text:style-name="Strong_20_Emphasis">Inclusive Representation</text:span>: Ensure assessment team reflects community diversity </text:p>
        </text:list-item>
        <text:list-item>
          <text:p text:style-name="P62"><text:span text:style-name="Strong_20_Emphasis">Translation Services</text:span>: Provide materials and discussion in multiple community languages </text:p>
        </text:list-item>
        <text:list-item>
          <text:p text:style-name="P62"><text:span text:style-name="Strong_20_Emphasis">Cultural Mediation</text:span>: Include cultural bridge-builders to facilitate cross-cultural dialogue </text:p>
        </text:list-item>
        <text:list-item>
          <text:p text:style-name="P62"><text:span text:style-name="Strong_20_Emphasis">Value Integration</text:span>: Find common ground while respecting diverse cultural perspectives </text:p>
        </text:list-item>
        <text:list-item>
          <text:p text:style-name="P61"><text:span text:style-name="Strong_20_Emphasis">Consensus Building</text:span>: Use appropriate decision-making processes for multicultural context </text:p>
        </text:list-item>
      </text:list>
      <text:h text:style-name="Heading_20_3" text:outline-level="3">Urban Community Adaptations</text:h>
      <text:list xml:id="list3030976326" text:style-name="L31">
        <text:list-item>
          <text:p text:style-name="P64"><text:span text:style-name="Strong_20_Emphasis">Neighborhood Scale</text:span>: Adapt questions for urban neighborhood rather than rural community context </text:p>
        </text:list-item>
        <text:list-item>
          <text:p text:style-name="P64"><text:span text:style-name="Strong_20_Emphasis">Stakeholder Complexity</text:span>: Address multiple overlapping jurisdictions and authorities </text:p>
        </text:list-item>
        <text:list-item>
          <text:p text:style-name="P64"><text:span text:style-name="Strong_20_Emphasis">Economic Diversity</text:span>: Account for diverse economic interests and housing situations </text:p>
        </text:list-item>
        <text:list-item>
          <text:p text:style-name="P64"><text:span text:style-name="Strong_20_Emphasis">Environmental Justice</text:span>: Emphasize pollution, gentrification, and environmental racism concerns </text:p>
        </text:list-item>
        <text:list-item>
          <text:p text:style-name="P63"><text:span text:style-name="Strong_20_Emphasis">Transportation Access</text:span>: Ensure assessment process is accessible via public transportation </text:p>
        </text:list-item>
      </text:list>
      <text:h text:style-name="Heading_20_2" text:outline-level="2">Toolkit Resources</text:h>
      <text:h text:style-name="Heading_20_3" text:outline-level="3">Quick Reference Cards</text:h>
      <text:p text:style-name="Text_20_body"><text:span text:style-name="Strong_20_Emphasis">Individual Assessment Card</text:span> (printable wallet-size):</text:p>
      <text:p text:style-name="Preformatted_20_Text"><text:span text:style-name="Source_20_Text">COMMUNITY ETHICS QUICK CHECK</text:span></text:p>
      <text:p text:style-name="Preformatted_20_Text"><text:span text:style-name="Source_20_Text">Rate each area from -2 (Harmful) to +2 (Excellent):</text:span></text:p>
      <text:p text:style-name="Preformatted_20_Text"/>
      <text:p text:style-name="Preformatted_20_Text"><text:span text:style-name="Source_20_Text">□ Human dignity and well-being</text:span></text:p>
      <text:p text:style-name="Preformatted_20_Text"><text:span text:style-name="Source_20_Text">□ Animal welfare and rights <text:s/></text:span></text:p>
      <text:p text:style-name="Preformatted_20_Text"><text:span text:style-name="Source_20_Text">□ Ecosystem health</text:span></text:p>
      <text:p text:style-name="Preformatted_20_Text"><text:span text:style-name="Source_20_Text">□ Indigenous rights</text:span></text:p>
      <text:p text:style-name="Preformatted_20_Text"><text:soft-page-break/><text:span text:style-name="Source_20_Text">□ Future generations</text:span></text:p>
      <text:p text:style-name="Preformatted_20_Text"><text:span text:style-name="Source_20_Text">□ Technology ethics</text:span></text:p>
      <text:p text:style-name="Preformatted_20_Text"><text:span text:style-name="Source_20_Text">□ Economic justice</text:span></text:p>
      <text:p text:style-name="Preformatted_20_Text"><text:span text:style-name="Source_20_Text">□ Democratic participation</text:span></text:p>
      <text:p text:style-name="Preformatted_20_Text"><text:span text:style-name="Source_20_Text">□ Conflict resolution</text:span></text:p>
      <text:p text:style-name="Preformatted_20_Text"><text:span text:style-name="Source_20_Text">□ Community values</text:span></text:p>
      <text:p text:style-name="Preformatted_20_Text"/>
      <text:p text:style-name="Preformatted_20_Text"><text:span text:style-name="Source_20_Text">Total Score: \_\_\_ / 20</text:span></text:p>
      <text:p text:style-name="Preformatted_20_Text"><text:span text:style-name="Source_20_Text">Action: Approve / Modify / Reject</text:span></text:p>
      <text:p text:style-name="Preformatted_20_Text"><text:span text:style-name="Source_20_Text"/></text:p>
      <text:p text:style-name="Text_20_body"><text:span text:style-name="Strong_20_Emphasis">Meeting Facilitation Guide:</text:span></text:p>
      <text:list xml:id="list2246389562" text:style-name="L32">
        <text:list-item>
          <text:p text:style-name="P66"><text:span text:style-name="Strong_20_Emphasis">Opening Circle</text:span>: Community acknowledgments and intention setting (10 min) </text:p>
        </text:list-item>
        <text:list-item>
          <text:p text:style-name="P66"><text:span text:style-name="Strong_20_Emphasis">Project Overview</text:span>: Clear presentation of proposal and context (15 min) </text:p>
        </text:list-item>
        <text:list-item>
          <text:p text:style-name="P66"><text:span text:style-name="Strong_20_Emphasis">Assessment Process</text:span>: Systematic evaluation of 10 questions (60 min) </text:p>
        </text:list-item>
        <text:list-item>
          <text:p text:style-name="P66"><text:span text:style-name="Strong_20_Emphasis">Scoring and Discussion</text:span>: Community dialogue about results and recommendations (30 min) </text:p>
        </text:list-item>
        <text:list-item>
          <text:p text:style-name="P66"><text:span text:style-name="Strong_20_Emphasis">Action Planning</text:span>: Next steps and follow-up commitments (15 min) </text:p>
        </text:list-item>
        <text:list-item>
          <text:p text:style-name="P65"><text:span text:style-name="Strong_20_Emphasis">Closing Circle</text:span>: Appreciation and commitment to implementation (10 min) </text:p>
        </text:list-item>
      </text:list>
      <text:h text:style-name="Heading_20_3" text:outline-level="3">Digital Tools</text:h>
      <text:list xml:id="list420869055" text:style-name="L33">
        <text:list-item>
          <text:p text:style-name="P68"><text:span text:style-name="Strong_20_Emphasis">Online Assessment Platform</text:span>: Web-based tool for individual and group evaluations </text:p>
        </text:list-item>
        <text:list-item>
          <text:p text:style-name="P68"><text:span text:style-name="Strong_20_Emphasis">Community Dashboard</text:span>: Real-time visualization of assessment results and community input </text:p>
        </text:list-item>
        <text:list-item>
          <text:p text:style-name="P68"><text:span text:style-name="Strong_20_Emphasis">Mobile App</text:span>: Smartphone-accessible version for broader community participation </text:p>
        </text:list-item>
        <text:list-item>
          <text:p text:style-name="P67"><text:span text:style-name="Strong_20_Emphasis">Reporting System</text:span>: Automated generation of assessment reports and recommendations </text:p>
        </text:list-item>
      </text:list>
      <text:h text:style-name="Heading_20_3" text:outline-level="3">Training Materials</text:h>
      <text:list xml:id="list804210351" text:style-name="L34">
        <text:list-item>
          <text:p text:style-name="P70"><text:span text:style-name="Strong_20_Emphasis">Facilitator Workshop</text:span>: 4-hour training for community leaders in ethics audit facilitation </text:p>
        </text:list-item>
        <text:list-item>
          <text:p text:style-name="P70"><text:span text:style-name="Strong_20_Emphasis">Community Education</text:span>: Public workshops introducing ethics audit concepts and processes </text:p>
        </text:list-item>
        <text:list-item>
          <text:p text:style-name="P70"><text:span text:style-name="Strong_20_Emphasis">Youth Leadership</text:span>: Special training for young people in ethical assessment and community organizing </text:p>
        </text:list-item>
        <text:list-item>
          <text:p text:style-name="P69"><text:span text:style-name="Strong_20_Emphasis">Elder Engagement</text:span>: Culturally appropriate approaches for involving traditional knowledge keepers </text:p>
        </text:list-item>
      </text:list>
      <text:p text:style-name="Text_20_body">This Community Ethics Audit Toolkit empowers communities to evaluate projects and policies against comprehensive ethical standards, ensuring that local decisions serve the flourishing of all beings while respecting community values, Indigenous sovereignty, and future generations. Through systematic assessment and community dialogue, the toolkit transforms ethical evaluation from expert-driven process to grassroots empowerment and democratic participat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2T15:31:07.633857644</meta:creation-date>
    <dc:date>2025-07-12T15:38:57.825867481</dc:date>
    <meta:editing-duration>PT7M49S</meta:editing-duration>
    <meta:editing-cycles>2</meta:editing-cycles>
    <meta:generator>LibreOffice/7.3.7.2$Linux_X86_64 LibreOffice_project/30$Build-2</meta:generator>
    <meta:document-statistic meta:table-count="1" meta:image-count="0" meta:object-count="0" meta:page-count="8" meta:paragraph-count="275" meta:word-count="2276" meta:character-count="16753" meta:non-whitespace-character-count="14712"/>
  </office:meta>
</office:document-meta>
</file>